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rigra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cross for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Experiment 1: normalized TF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65" table:style-name="ce1">
            <text:p>0.65</text:p>
          </table:table-cell>
          <table:table-cell office:value-type="float" office:value="0.75" table:style-name="ce1">
            <text:p>0.75</text:p>
          </table:table-cell>
          <table:table-cell office:value-type="float" office:value="0.77500000000000002" table:style-name="ce1">
            <text:p>0.775</text:p>
          </table:table-cell>
          <table:table-cell office:value-type="float" office:value="0.80487804878048697" table:style-name="ce1">
            <text:p>0.804878049</text:p>
          </table:table-cell>
          <table:table-cell office:value-type="float" office:value="0.77500000000000002" table:style-name="ce1">
            <text:p>0.775</text:p>
          </table:table-cell>
          <table:table-cell table:style-name="ce1"/>
          <table:table-cell office:value-type="string" table:style-name="ce1">
            <text:p>Experiment 2: Random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7" table:style-name="ce1">
            <text:p>0.7</text:p>
          </table:table-cell>
          <table:table-cell office:value-type="float" office:value="0.759493670886076" table:style-name="ce1">
            <text:p>0.759493671</text:p>
          </table:table-cell>
          <table:table-cell office:value-type="float" office:value="0.822784810126582" table:style-name="ce1">
            <text:p>0.82278481</text:p>
          </table:table-cell>
          <table:table-cell office:value-type="float" office:value="0.76249999999999996" table:style-name="ce1">
            <text:p>0.7625</text:p>
          </table:table-cell>
          <table:table-cell office:value-type="float" office:value="0.810126582278481" table:style-name="ce1">
            <text:p>0.810126582</text:p>
          </table:table-cell>
          <table:table-cell table:style-name="ce1"/>
          <table:table-cell office:value-type="string" table:style-name="ce1">
            <text:p>Experiment 3: Normalized TF+IDF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4489795918367296" table:style-name="ce1">
            <text:p>0.744897959</text:p>
          </table:table-cell>
          <table:table-cell office:value-type="float" office:value="0.79591836734693799" table:style-name="ce1">
            <text:p>0.795918367</text:p>
          </table:table-cell>
          <table:table-cell office:value-type="float" office:value="0.80612244897959096" table:style-name="ce1">
            <text:p>0.806122449</text:p>
          </table:table-cell>
          <table:table-cell office:value-type="float" office:value="0.79591836734693799" table:style-name="ce1">
            <text:p>0.795918367</text:p>
          </table:table-cell>
          <table:table-cell office:value-type="float" office:value="0.807106598984771" table:style-name="ce1">
            <text:p>0.807106599</text:p>
          </table:table-cell>
          <table:table-cell table:style-name="ce1"/>
          <table:table-cell office:value-type="string" table:style-name="ce1">
            <text:p>Experiment 4: Normalized TF+stopwords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9338842975206603" table:style-name="ce1">
            <text:p>0.79338843</text:p>
          </table:table-cell>
          <table:table-cell office:value-type="float" office:value="0.77961432506886996" table:style-name="ce1">
            <text:p>0.779614325</text:p>
          </table:table-cell>
          <table:table-cell office:value-type="float" office:value="0.81542699724517897" table:style-name="ce1">
            <text:p>0.815426997</text:p>
          </table:table-cell>
          <table:table-cell office:value-type="float" office:value="0.78296703296703296" table:style-name="ce1">
            <text:p>0.782967033</text:p>
          </table:table-cell>
          <table:table-cell office:value-type="float" office:value="0.81818181818181801" table:style-name="ce1">
            <text:p>0.818181818</text:p>
          </table:table-cell>
          <table:table-cell table:style-name="ce1"/>
          <table:table-cell office:value-type="string" table:style-name="ce1">
            <text:p>Experiment 5: Normalized TF+stopwords+IDF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78936170212765899" table:style-name="ce1">
            <text:p>0.789361702</text:p>
          </table:table-cell>
          <table:table-cell office:value-type="float" office:value="0.78678038379530901" table:style-name="ce1">
            <text:p>0.786780384</text:p>
          </table:table-cell>
          <table:table-cell office:value-type="float" office:value="0.81449893390191896" table:style-name="ce1">
            <text:p>0.814498934</text:p>
          </table:table-cell>
          <table:table-cell office:value-type="float" office:value="0.81276595744680802" table:style-name="ce1">
            <text:p>0.812765957</text:p>
          </table:table-cell>
          <table:table-cell office:value-type="float" office:value="0.81449893390191896" table:style-name="ce1">
            <text:p>0.814498934</text:p>
          </table:table-cell>
          <table:table-cell table:number-columns-repeated="1637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79298831385642699" table:style-name="ce1">
            <text:p>0.792988314</text:p>
          </table:table-cell>
          <table:table-cell office:value-type="float" office:value="0.7779632721202" table:style-name="ce1">
            <text:p>0.777963272</text:p>
          </table:table-cell>
          <table:table-cell office:value-type="float" office:value="0.80467445742904797" table:style-name="ce1">
            <text:p>0.804674457</text:p>
          </table:table-cell>
          <table:table-cell office:value-type="float" office:value="0.79799666110183598" table:style-name="ce1">
            <text:p>0.797996661</text:p>
          </table:table-cell>
          <table:table-cell office:value-type="float" office:value="0.80467445742904797" table:style-name="ce1">
            <text:p>0.804674457</text:p>
          </table:table-cell>
          <table:table-cell table:number-columns-repeated="1637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79778830963665004" table:style-name="ce1">
            <text:p>0.79778831</text:p>
          </table:table-cell>
          <table:table-cell office:value-type="float" office:value="0.77725118483412303" table:style-name="ce1">
            <text:p>0.777251185</text:p>
          </table:table-cell>
          <table:table-cell office:value-type="float" office:value="0.79620853080568699" table:style-name="ce1">
            <text:p>0.796208531</text:p>
          </table:table-cell>
          <table:table-cell office:value-type="float" office:value="0.79968454258675004" table:style-name="ce1">
            <text:p>0.799684543</text:p>
          </table:table-cell>
          <table:table-cell office:value-type="float" office:value="0.79936808846761398" table:style-name="ce1">
            <text:p>0.799368088</text:p>
          </table:table-cell>
          <table:table-cell table:number-columns-repeated="1637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78909612625537995" table:style-name="ce1">
            <text:p>0.789096126</text:p>
          </table:table-cell>
          <table:table-cell office:value-type="float" office:value="0.78304597701149403" table:style-name="ce1">
            <text:p>0.783045977</text:p>
          </table:table-cell>
          <table:table-cell office:value-type="float" office:value="0.78879310344827502" table:style-name="ce1">
            <text:p>0.788793103</text:p>
          </table:table-cell>
          <table:table-cell office:value-type="float" office:value="0.78735632183908" table:style-name="ce1">
            <text:p>0.787356322</text:p>
          </table:table-cell>
          <table:table-cell office:value-type="float" office:value="0.78879310344827502" table:style-name="ce1">
            <text:p>0.788793103</text:p>
          </table:table-cell>
          <table:table-cell table:number-columns-repeated="1637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78453038674033104" table:style-name="ce1">
            <text:p>0.784530387</text:p>
          </table:table-cell>
          <table:table-cell office:value-type="float" office:value="0.78453038674033104" table:style-name="ce1">
            <text:p>0.784530387</text:p>
          </table:table-cell>
          <table:table-cell office:value-type="float" office:value="0.78453038674033104" table:style-name="ce1">
            <text:p>0.784530387</text:p>
          </table:table-cell>
          <table:table-cell office:value-type="float" office:value="0.78453038674033104" table:style-name="ce1">
            <text:p>0.784530387</text:p>
          </table:table-cell>
          <table:table-cell office:value-type="float" office:value="0.78453038674033104" table:style-name="ce1">
            <text:p>0.784530387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cross datase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65" table:style-name="ce1">
            <text:p>0.65</text:p>
          </table:table-cell>
          <table:table-cell office:value-type="float" office:value="0.75" table:style-name="ce1">
            <text:p>0.75</text:p>
          </table:table-cell>
          <table:table-cell office:value-type="float" office:value="0.77500000000000002" table:style-name="ce1">
            <text:p>0.775</text:p>
          </table:table-cell>
          <table:table-cell office:value-type="float" office:value="0.8" table:style-name="ce1">
            <text:p>0.8</text:p>
          </table:table-cell>
          <table:table-cell office:value-type="float" office:value="0.77500000000000002" table:style-name="ce1">
            <text:p>0.77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7" table:style-name="ce1">
            <text:p>0.7</text:p>
          </table:table-cell>
          <table:table-cell office:value-type="float" office:value="0.76249999999999996" table:style-name="ce1">
            <text:p>0.7625</text:p>
          </table:table-cell>
          <table:table-cell office:value-type="float" office:value="0.82499999999999996" table:style-name="ce1">
            <text:p>0.825</text:p>
          </table:table-cell>
          <table:table-cell office:value-type="float" office:value="0.76249999999999996" table:style-name="ce1">
            <text:p>0.7625</text:p>
          </table:table-cell>
          <table:table-cell office:value-type="float" office:value="0.8125" table:style-name="ce1">
            <text:p>0.812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5" table:style-name="ce1">
            <text:p>0.75</text:p>
          </table:table-cell>
          <table:table-cell office:value-type="float" office:value="0.8" table:style-name="ce1">
            <text:p>0.8</text:p>
          </table:table-cell>
          <table:table-cell office:value-type="float" office:value="0.81" table:style-name="ce1">
            <text:p>0.81</text:p>
          </table:table-cell>
          <table:table-cell office:value-type="float" office:value="0.8" table:style-name="ce1">
            <text:p>0.8</text:p>
          </table:table-cell>
          <table:table-cell office:value-type="float" office:value="0.81416666666666604" table:style-name="ce1">
            <text:p>0.81416666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9135912698412603" table:style-name="ce1">
            <text:p>0.791359127</text:p>
          </table:table-cell>
          <table:table-cell office:value-type="float" office:value="0.77885912698412596" table:style-name="ce1">
            <text:p>0.778859127</text:p>
          </table:table-cell>
          <table:table-cell office:value-type="float" office:value="0.81135912698412604" table:style-name="ce1">
            <text:p>0.811359127</text:p>
          </table:table-cell>
          <table:table-cell office:value-type="float" office:value="0.78181367243867195" table:style-name="ce1">
            <text:p>0.781813672</text:p>
          </table:table-cell>
          <table:table-cell office:value-type="float" office:value="0.81385912698412599" table:style-name="ce1">
            <text:p>0.813859127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78116473803973796" table:style-name="ce1">
            <text:p>0.781164738</text:p>
          </table:table-cell>
          <table:table-cell office:value-type="float" office:value="0.77908140470640397" table:style-name="ce1">
            <text:p>0.779081405</text:p>
          </table:table-cell>
          <table:table-cell office:value-type="float" office:value="0.80074807137307102" table:style-name="ce1">
            <text:p>0.800748071</text:p>
          </table:table-cell>
          <table:table-cell office:value-type="float" office:value="0.79928973803973802" table:style-name="ce1">
            <text:p>0.799289738</text:p>
          </table:table-cell>
          <table:table-cell office:value-type="float" office:value="0.80074807137307102" table:style-name="ce1">
            <text:p>0.800748071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78010146925396295" table:style-name="ce1">
            <text:p>0.780101469</text:p>
          </table:table-cell>
          <table:table-cell office:value-type="float" office:value="0.77110146925396195" table:style-name="ce1">
            <text:p>0.771101469</text:p>
          </table:table-cell>
          <table:table-cell office:value-type="float" office:value="0.78710146925396296" table:style-name="ce1">
            <text:p>0.787101469</text:p>
          </table:table-cell>
          <table:table-cell office:value-type="float" office:value="0.78310146925396296" table:style-name="ce1">
            <text:p>0.783101469</text:p>
          </table:table-cell>
          <table:table-cell office:value-type="float" office:value="0.78710146925396296" table:style-name="ce1">
            <text:p>0.787101469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78300623115872403" table:style-name="ce1">
            <text:p>0.783006231</text:p>
          </table:table-cell>
          <table:table-cell office:value-type="float" office:value="0.772172897825391" table:style-name="ce1">
            <text:p>0.772172898</text:p>
          </table:table-cell>
          <table:table-cell office:value-type="float" office:value="0.78217289782539101" table:style-name="ce1">
            <text:p>0.782172898</text:p>
          </table:table-cell>
          <table:table-cell office:value-type="float" office:value="0.78400085481463799" table:style-name="ce1">
            <text:p>0.784000855</text:p>
          </table:table-cell>
          <table:table-cell office:value-type="float" office:value="0.78383956449205805" table:style-name="ce1">
            <text:p>0.783839564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77994123000012405" table:style-name="ce1">
            <text:p>0.77994123</text:p>
          </table:table-cell>
          <table:table-cell office:value-type="float" office:value="0.77784319078443798" table:style-name="ce1">
            <text:p>0.777843191</text:p>
          </table:table-cell>
          <table:table-cell office:value-type="float" office:value="0.77984319078443798" table:style-name="ce1">
            <text:p>0.779843191</text:p>
          </table:table-cell>
          <table:table-cell office:value-type="float" office:value="0.77934319078443803" table:style-name="ce1">
            <text:p>0.779343191</text:p>
          </table:table-cell>
          <table:table-cell office:value-type="float" office:value="0.77984319078443798" table:style-name="ce1">
            <text:p>0.77984319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77875344719469397" table:style-name="ce1">
            <text:p>0.778753447</text:p>
          </table:table-cell>
          <table:table-cell office:value-type="float" office:value="0.77875344719469397" table:style-name="ce1">
            <text:p>0.778753447</text:p>
          </table:table-cell>
          <table:table-cell office:value-type="float" office:value="0.77875344719469397" table:style-name="ce1">
            <text:p>0.778753447</text:p>
          </table:table-cell>
          <table:table-cell office:value-type="float" office:value="0.77875344719469397" table:style-name="ce1">
            <text:p>0.778753447</text:p>
          </table:table-cell>
          <table:table-cell office:value-type="float" office:value="0.77875344719469397" table:style-name="ce1">
            <text:p>0.778753447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igra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cross for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65" table:style-name="ce1">
            <text:p>0.65</text:p>
          </table:table-cell>
          <table:table-cell office:value-type="float" office:value="0.75" table:style-name="ce1">
            <text:p>0.75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0.82499999999999996" table:style-name="ce1">
            <text:p>0.82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71250000000000002" table:style-name="ce1">
            <text:p>0.7125</text:p>
          </table:table-cell>
          <table:table-cell office:value-type="float" office:value="0.759493670886076" table:style-name="ce1">
            <text:p>0.759493671</text:p>
          </table:table-cell>
          <table:table-cell office:value-type="float" office:value="0.822784810126582" table:style-name="ce1">
            <text:p>0.82278481</text:p>
          </table:table-cell>
          <table:table-cell office:value-type="float" office:value="0.73750000000000004" table:style-name="ce1">
            <text:p>0.7375</text:p>
          </table:table-cell>
          <table:table-cell office:value-type="float" office:value="0.822784810126582" table:style-name="ce1">
            <text:p>0.8227848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5" table:style-name="ce1">
            <text:p>0.75</text:p>
          </table:table-cell>
          <table:table-cell office:value-type="float" office:value="0.79591836734693799" table:style-name="ce1">
            <text:p>0.795918367</text:p>
          </table:table-cell>
          <table:table-cell office:value-type="float" office:value="0.79591836734693799" table:style-name="ce1">
            <text:p>0.795918367</text:p>
          </table:table-cell>
          <table:table-cell office:value-type="float" office:value="0.79081632653061196" table:style-name="ce1">
            <text:p>0.790816327</text:p>
          </table:table-cell>
          <table:table-cell office:value-type="float" office:value="0.79591836734693799" table:style-name="ce1">
            <text:p>0.79591836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9063360881542699" table:style-name="ce1">
            <text:p>0.790633609</text:p>
          </table:table-cell>
          <table:table-cell office:value-type="float" office:value="0.77961432506886996" table:style-name="ce1">
            <text:p>0.779614325</text:p>
          </table:table-cell>
          <table:table-cell office:value-type="float" office:value="0.80991735537190002" table:style-name="ce1">
            <text:p>0.809917355</text:p>
          </table:table-cell>
          <table:table-cell office:value-type="float" office:value="0.78630136986301302" table:style-name="ce1">
            <text:p>0.78630137</text:p>
          </table:table-cell>
          <table:table-cell office:value-type="float" office:value="0.81043956043956" table:style-name="ce1">
            <text:p>0.81043956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78510638297872304" table:style-name="ce1">
            <text:p>0.785106383</text:p>
          </table:table-cell>
          <table:table-cell office:value-type="float" office:value="0.78678038379530901" table:style-name="ce1">
            <text:p>0.786780384</text:p>
          </table:table-cell>
          <table:table-cell office:value-type="float" office:value="0.812366737739872" table:style-name="ce1">
            <text:p>0.812366738</text:p>
          </table:table-cell>
          <table:table-cell office:value-type="float" office:value="0.81023454157782504" table:style-name="ce1">
            <text:p>0.810234542</text:p>
          </table:table-cell>
          <table:table-cell office:value-type="float" office:value="0.81449893390191896" table:style-name="ce1">
            <text:p>0.814498934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79298831385642699" table:style-name="ce1">
            <text:p>0.792988314</text:p>
          </table:table-cell>
          <table:table-cell office:value-type="float" office:value="0.7779632721202" table:style-name="ce1">
            <text:p>0.777963272</text:p>
          </table:table-cell>
          <table:table-cell office:value-type="float" office:value="0.80300500834724498" table:style-name="ce1">
            <text:p>0.803005008</text:p>
          </table:table-cell>
          <table:table-cell office:value-type="float" office:value="0.80300500834724498" table:style-name="ce1">
            <text:p>0.803005008</text:p>
          </table:table-cell>
          <table:table-cell office:value-type="float" office:value="0.80300500834724498" table:style-name="ce1">
            <text:p>0.803005008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79778830963665004" table:style-name="ce1">
            <text:p>0.79778831</text:p>
          </table:table-cell>
          <table:table-cell office:value-type="float" office:value="0.77725118483412303" table:style-name="ce1">
            <text:p>0.777251185</text:p>
          </table:table-cell>
          <table:table-cell office:value-type="float" office:value="0.80094786729857803" table:style-name="ce1">
            <text:p>0.800947867</text:p>
          </table:table-cell>
          <table:table-cell office:value-type="float" office:value="0.79936808846761398" table:style-name="ce1">
            <text:p>0.799368088</text:p>
          </table:table-cell>
          <table:table-cell office:value-type="float" office:value="0.80094786729857803" table:style-name="ce1">
            <text:p>0.800947867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79022988505747105" table:style-name="ce1">
            <text:p>0.790229885</text:p>
          </table:table-cell>
          <table:table-cell office:value-type="float" office:value="0.78304597701149403" table:style-name="ce1">
            <text:p>0.783045977</text:p>
          </table:table-cell>
          <table:table-cell office:value-type="float" office:value="0.79053084648493499" table:style-name="ce1">
            <text:p>0.790530846</text:p>
          </table:table-cell>
          <table:table-cell office:value-type="float" office:value="0.78879310344827502" table:style-name="ce1">
            <text:p>0.788793103</text:p>
          </table:table-cell>
          <table:table-cell office:value-type="float" office:value="0.79053084648493499" table:style-name="ce1">
            <text:p>0.790530846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78453038674033104" table:style-name="ce1">
            <text:p>0.784530387</text:p>
          </table:table-cell>
          <table:table-cell office:value-type="float" office:value="0.78453038674033104" table:style-name="ce1">
            <text:p>0.784530387</text:p>
          </table:table-cell>
          <table:table-cell office:value-type="float" office:value="0.78453038674033104" table:style-name="ce1">
            <text:p>0.784530387</text:p>
          </table:table-cell>
          <table:table-cell office:value-type="float" office:value="0.78453038674033104" table:style-name="ce1">
            <text:p>0.784530387</text:p>
          </table:table-cell>
          <table:table-cell office:value-type="float" office:value="0.78453038674033104" table:style-name="ce1">
            <text:p>0.784530387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cross datase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65" table:style-name="ce1">
            <text:p>0.65</text:p>
          </table:table-cell>
          <table:table-cell office:value-type="float" office:value="0.75" table:style-name="ce1">
            <text:p>0.75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0.82499999999999996" table:style-name="ce1">
            <text:p>0.82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71250000000000002" table:style-name="ce1">
            <text:p>0.7125</text:p>
          </table:table-cell>
          <table:table-cell office:value-type="float" office:value="0.76249999999999996" table:style-name="ce1">
            <text:p>0.7625</text:p>
          </table:table-cell>
          <table:table-cell office:value-type="float" office:value="0.82499999999999996" table:style-name="ce1">
            <text:p>0.825</text:p>
          </table:table-cell>
          <table:table-cell office:value-type="float" office:value="0.74166666666666603" table:style-name="ce1">
            <text:p>0.741666667</text:p>
          </table:table-cell>
          <table:table-cell office:value-type="float" office:value="0.82499999999999996" table:style-name="ce1">
            <text:p>0.82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55" table:style-name="ce1">
            <text:p>0.755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8885912698412597" table:style-name="ce1">
            <text:p>0.788859127</text:p>
          </table:table-cell>
          <table:table-cell office:value-type="float" office:value="0.77885912698412596" table:style-name="ce1">
            <text:p>0.778859127</text:p>
          </table:table-cell>
          <table:table-cell office:value-type="float" office:value="0.80635912698412604" table:style-name="ce1">
            <text:p>0.806359127</text:p>
          </table:table-cell>
          <table:table-cell office:value-type="float" office:value="0.78476821789321705" table:style-name="ce1">
            <text:p>0.784768218</text:p>
          </table:table-cell>
          <table:table-cell office:value-type="float" office:value="0.80681367243867197" table:style-name="ce1">
            <text:p>0.806813672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77783140470640499" table:style-name="ce1">
            <text:p>0.777831405</text:p>
          </table:table-cell>
          <table:table-cell office:value-type="float" office:value="0.77908140470640397" table:style-name="ce1">
            <text:p>0.779081405</text:p>
          </table:table-cell>
          <table:table-cell office:value-type="float" office:value="0.79908140470640399" table:style-name="ce1">
            <text:p>0.799081405</text:p>
          </table:table-cell>
          <table:table-cell office:value-type="float" office:value="0.79741473803973795" table:style-name="ce1">
            <text:p>0.797414738</text:p>
          </table:table-cell>
          <table:table-cell office:value-type="float" office:value="0.80074807137307102" table:style-name="ce1">
            <text:p>0.800748071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78010146925396295" table:style-name="ce1">
            <text:p>0.780101469</text:p>
          </table:table-cell>
          <table:table-cell office:value-type="float" office:value="0.77110146925396195" table:style-name="ce1">
            <text:p>0.771101469</text:p>
          </table:table-cell>
          <table:table-cell office:value-type="float" office:value="0.78610146925396196" table:style-name="ce1">
            <text:p>0.786101469</text:p>
          </table:table-cell>
          <table:table-cell office:value-type="float" office:value="0.78610146925396296" table:style-name="ce1">
            <text:p>0.786101469</text:p>
          </table:table-cell>
          <table:table-cell office:value-type="float" office:value="0.78610146925396196" table:style-name="ce1">
            <text:p>0.786101469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78300623115872403" table:style-name="ce1">
            <text:p>0.783006231</text:p>
          </table:table-cell>
          <table:table-cell office:value-type="float" office:value="0.772172897825391" table:style-name="ce1">
            <text:p>0.772172898</text:p>
          </table:table-cell>
          <table:table-cell office:value-type="float" office:value="0.78467289782539096" table:style-name="ce1">
            <text:p>0.784672898</text:p>
          </table:table-cell>
          <table:table-cell office:value-type="float" office:value="0.78383956449205805" table:style-name="ce1">
            <text:p>0.783839564</text:p>
          </table:table-cell>
          <table:table-cell office:value-type="float" office:value="0.78467289782539096" table:style-name="ce1">
            <text:p>0.784672898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78034319078443803" table:style-name="ce1">
            <text:p>0.780343191</text:p>
          </table:table-cell>
          <table:table-cell office:value-type="float" office:value="0.77784319078443798" table:style-name="ce1">
            <text:p>0.777843191</text:p>
          </table:table-cell>
          <table:table-cell office:value-type="float" office:value="0.78043142607855598" table:style-name="ce1">
            <text:p>0.780431426</text:p>
          </table:table-cell>
          <table:table-cell office:value-type="float" office:value="0.77984319078443798" table:style-name="ce1">
            <text:p>0.779843191</text:p>
          </table:table-cell>
          <table:table-cell office:value-type="float" office:value="0.78043142607855598" table:style-name="ce1">
            <text:p>0.780431426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77875344719469397" table:style-name="ce1">
            <text:p>0.778753447</text:p>
          </table:table-cell>
          <table:table-cell office:value-type="float" office:value="0.77875344719469397" table:style-name="ce1">
            <text:p>0.778753447</text:p>
          </table:table-cell>
          <table:table-cell office:value-type="float" office:value="0.77875344719469397" table:style-name="ce1">
            <text:p>0.778753447</text:p>
          </table:table-cell>
          <table:table-cell office:value-type="float" office:value="0.77875344719469397" table:style-name="ce1">
            <text:p>0.778753447</text:p>
          </table:table-cell>
          <table:table-cell office:value-type="float" office:value="0.77875344719469397" table:style-name="ce1">
            <text:p>0.778753447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on-gra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cross for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75" table:style-name="ce1">
            <text:p>0.75</text:p>
          </table:table-cell>
          <table:table-cell office:value-type="float" office:value="0.8" table:style-name="ce1">
            <text:p>0.8</text:p>
          </table:table-cell>
          <table:table-cell office:value-type="float" office:value="0.80487804878048697" table:style-name="ce1">
            <text:p>0.804878049</text:p>
          </table:table-cell>
          <table:table-cell office:value-type="float" office:value="0.77500000000000002" table:style-name="ce1">
            <text:p>0.77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6875" table:style-name="ce1">
            <text:p>0.6875</text:p>
          </table:table-cell>
          <table:table-cell office:value-type="float" office:value="0.759493670886076" table:style-name="ce1">
            <text:p>0.759493671</text:p>
          </table:table-cell>
          <table:table-cell office:value-type="float" office:value="0.810126582278481" table:style-name="ce1">
            <text:p>0.810126582</text:p>
          </table:table-cell>
          <table:table-cell office:value-type="float" office:value="0.77500000000000002" table:style-name="ce1">
            <text:p>0.775</text:p>
          </table:table-cell>
          <table:table-cell office:value-type="float" office:value="0.784810126582278" table:style-name="ce1">
            <text:p>0.78481012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5510204081632604" table:style-name="ce1">
            <text:p>0.755102041</text:p>
          </table:table-cell>
          <table:table-cell office:value-type="float" office:value="0.79591836734693799" table:style-name="ce1">
            <text:p>0.795918367</text:p>
          </table:table-cell>
          <table:table-cell office:value-type="float" office:value="0.79292929292929204" table:style-name="ce1">
            <text:p>0.792929293</text:p>
          </table:table-cell>
          <table:table-cell office:value-type="float" office:value="0.80612244897959096" table:style-name="ce1">
            <text:p>0.806122449</text:p>
          </table:table-cell>
          <table:table-cell office:value-type="float" office:value="0.81218274111675104" table:style-name="ce1">
            <text:p>0.81218274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8787878787878696" table:style-name="ce1">
            <text:p>0.787878788</text:p>
          </table:table-cell>
          <table:table-cell office:value-type="float" office:value="0.77961432506886996" table:style-name="ce1">
            <text:p>0.779614325</text:p>
          </table:table-cell>
          <table:table-cell office:value-type="float" office:value="0.80716253443526098" table:style-name="ce1">
            <text:p>0.807162534</text:p>
          </table:table-cell>
          <table:table-cell office:value-type="float" office:value="0.78571428571428503" table:style-name="ce1">
            <text:p>0.785714286</text:p>
          </table:table-cell>
          <table:table-cell office:value-type="float" office:value="0.80991735537190002" table:style-name="ce1">
            <text:p>0.809917355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78510638297872304" table:style-name="ce1">
            <text:p>0.785106383</text:p>
          </table:table-cell>
          <table:table-cell office:value-type="float" office:value="0.78678038379530901" table:style-name="ce1">
            <text:p>0.786780384</text:p>
          </table:table-cell>
          <table:table-cell office:value-type="float" office:value="0.81276595744680802" table:style-name="ce1">
            <text:p>0.812765957</text:p>
          </table:table-cell>
          <table:table-cell office:value-type="float" office:value="0.81276595744680802" table:style-name="ce1">
            <text:p>0.812765957</text:p>
          </table:table-cell>
          <table:table-cell office:value-type="float" office:value="0.812366737739872" table:style-name="ce1">
            <text:p>0.812366738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79131886477462399" table:style-name="ce1">
            <text:p>0.791318865</text:p>
          </table:table-cell>
          <table:table-cell office:value-type="float" office:value="0.7779632721202" table:style-name="ce1">
            <text:p>0.777963272</text:p>
          </table:table-cell>
          <table:table-cell office:value-type="float" office:value="0.79298831385642699" table:style-name="ce1">
            <text:p>0.792988314</text:p>
          </table:table-cell>
          <table:table-cell office:value-type="float" office:value="0.79799666110183598" table:style-name="ce1">
            <text:p>0.797996661</text:p>
          </table:table-cell>
          <table:table-cell office:value-type="float" office:value="0.79799666110183598" table:style-name="ce1">
            <text:p>0.797996661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79778830963665004" table:style-name="ce1">
            <text:p>0.79778831</text:p>
          </table:table-cell>
          <table:table-cell office:value-type="float" office:value="0.77725118483412303" table:style-name="ce1">
            <text:p>0.777251185</text:p>
          </table:table-cell>
          <table:table-cell office:value-type="float" office:value="0.79778830963665004" table:style-name="ce1">
            <text:p>0.79778831</text:p>
          </table:table-cell>
          <table:table-cell office:value-type="float" office:value="0.79936808846761398" table:style-name="ce1">
            <text:p>0.799368088</text:p>
          </table:table-cell>
          <table:table-cell office:value-type="float" office:value="0.79936808846761398" table:style-name="ce1">
            <text:p>0.799368088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79022988505747105" table:style-name="ce1">
            <text:p>0.790229885</text:p>
          </table:table-cell>
          <table:table-cell office:value-type="float" office:value="0.78304597701149403" table:style-name="ce1">
            <text:p>0.783045977</text:p>
          </table:table-cell>
          <table:table-cell office:value-type="float" office:value="0.79166666666666596" table:style-name="ce1">
            <text:p>0.791666667</text:p>
          </table:table-cell>
          <table:table-cell office:value-type="float" office:value="0.78879310344827502" table:style-name="ce1">
            <text:p>0.788793103</text:p>
          </table:table-cell>
          <table:table-cell office:value-type="float" office:value="0.79166666666666596" table:style-name="ce1">
            <text:p>0.791666667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78453038674033104" table:style-name="ce1">
            <text:p>0.784530387</text:p>
          </table:table-cell>
          <table:table-cell office:value-type="float" office:value="0.78453038674033104" table:style-name="ce1">
            <text:p>0.784530387</text:p>
          </table:table-cell>
          <table:table-cell office:value-type="float" office:value="0.78453038674033104" table:style-name="ce1">
            <text:p>0.784530387</text:p>
          </table:table-cell>
          <table:table-cell office:value-type="float" office:value="0.78453038674033104" table:style-name="ce1">
            <text:p>0.784530387</text:p>
          </table:table-cell>
          <table:table-cell office:value-type="float" office:value="0.78453038674033104" table:style-name="ce1">
            <text:p>0.78453038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ross datase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75" table:style-name="ce1">
            <text:p>0.75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77500000000000002" table:style-name="ce1">
            <text:p>0.77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6875" table:style-name="ce1">
            <text:p>0.6875</text:p>
          </table:table-cell>
          <table:table-cell office:value-type="float" office:value="0.76249999999999996" table:style-name="ce1">
            <text:p>0.7625</text:p>
          </table:table-cell>
          <table:table-cell office:value-type="float" office:value="0.8125" table:style-name="ce1">
            <text:p>0.8125</text:p>
          </table:table-cell>
          <table:table-cell office:value-type="float" office:value="0.77500000000000002" table:style-name="ce1">
            <text:p>0.775</text:p>
          </table:table-cell>
          <table:table-cell office:value-type="float" office:value="0.78749999999999998" table:style-name="ce1">
            <text:p>0.7875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6" table:style-name="ce1">
            <text:p>0.76</text:p>
          </table:table-cell>
          <table:table-cell office:value-type="float" office:value="0.8" table:style-name="ce1">
            <text:p>0.8</text:p>
          </table:table-cell>
          <table:table-cell office:value-type="float" office:value="0.79916666666666603" table:style-name="ce1">
            <text:p>0.799166667</text:p>
          </table:table-cell>
          <table:table-cell office:value-type="float" office:value="0.81" table:style-name="ce1">
            <text:p>0.81</text:p>
          </table:table-cell>
          <table:table-cell office:value-type="float" office:value="0.81916666666666604" table:style-name="ce1">
            <text:p>0.81916666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8635912698412602" table:style-name="ce1">
            <text:p>0.786359127</text:p>
          </table:table-cell>
          <table:table-cell office:value-type="float" office:value="0.77885912698412596" table:style-name="ce1">
            <text:p>0.778859127</text:p>
          </table:table-cell>
          <table:table-cell office:value-type="float" office:value="0.80385912698412698" table:style-name="ce1">
            <text:p>0.803859127</text:p>
          </table:table-cell>
          <table:table-cell office:value-type="float" office:value="0.784313672438672" table:style-name="ce1">
            <text:p>0.784313672</text:p>
          </table:table-cell>
          <table:table-cell office:value-type="float" office:value="0.80635912698412604" table:style-name="ce1">
            <text:p>0.806359127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77783140470640499" table:style-name="ce1">
            <text:p>0.777831405</text:p>
          </table:table-cell>
          <table:table-cell office:value-type="float" office:value="0.77908140470640397" table:style-name="ce1">
            <text:p>0.779081405</text:p>
          </table:table-cell>
          <table:table-cell office:value-type="float" office:value="0.799185571373071" table:style-name="ce1">
            <text:p>0.799185571</text:p>
          </table:table-cell>
          <table:table-cell office:value-type="float" office:value="0.79928973803973802" table:style-name="ce1">
            <text:p>0.799289738</text:p>
          </table:table-cell>
          <table:table-cell office:value-type="float" office:value="0.79908140470640399" table:style-name="ce1">
            <text:p>0.799081405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77910146925396295" table:style-name="ce1">
            <text:p>0.779101469</text:p>
          </table:table-cell>
          <table:table-cell office:value-type="float" office:value="0.77110146925396195" table:style-name="ce1">
            <text:p>0.771101469</text:p>
          </table:table-cell>
          <table:table-cell office:value-type="float" office:value="0.78010146925396195" table:style-name="ce1">
            <text:p>0.780101469</text:p>
          </table:table-cell>
          <table:table-cell office:value-type="float" office:value="0.78310146925396296" table:style-name="ce1">
            <text:p>0.783101469</text:p>
          </table:table-cell>
          <table:table-cell office:value-type="float" office:value="0.78310146925396196" table:style-name="ce1">
            <text:p>0.783101469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78300623115872403" table:style-name="ce1">
            <text:p>0.783006231</text:p>
          </table:table-cell>
          <table:table-cell office:value-type="float" office:value="0.772172897825391" table:style-name="ce1">
            <text:p>0.772172898</text:p>
          </table:table-cell>
          <table:table-cell office:value-type="float" office:value="0.78300623115872403" table:style-name="ce1">
            <text:p>0.783006231</text:p>
          </table:table-cell>
          <table:table-cell office:value-type="float" office:value="0.78383956449205805" table:style-name="ce1">
            <text:p>0.783839564</text:p>
          </table:table-cell>
          <table:table-cell office:value-type="float" office:value="0.78383956449205805" table:style-name="ce1">
            <text:p>0.783839564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78034319078443803" table:style-name="ce1">
            <text:p>0.780343191</text:p>
          </table:table-cell>
          <table:table-cell office:value-type="float" office:value="0.77784319078443798" table:style-name="ce1">
            <text:p>0.777843191</text:p>
          </table:table-cell>
          <table:table-cell office:value-type="float" office:value="0.78084319078443798" table:style-name="ce1">
            <text:p>0.780843191</text:p>
          </table:table-cell>
          <table:table-cell office:value-type="float" office:value="0.77984319078443798" table:style-name="ce1">
            <text:p>0.779843191</text:p>
          </table:table-cell>
          <table:table-cell office:value-type="float" office:value="0.78084319078443798" table:style-name="ce1">
            <text:p>0.78084319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77875344719469397" table:style-name="ce1">
            <text:p>0.778753447</text:p>
          </table:table-cell>
          <table:table-cell office:value-type="float" office:value="0.77875344719469397" table:style-name="ce1">
            <text:p>0.778753447</text:p>
          </table:table-cell>
          <table:table-cell office:value-type="float" office:value="0.77875344719469397" table:style-name="ce1">
            <text:p>0.778753447</text:p>
          </table:table-cell>
          <table:table-cell office:value-type="float" office:value="0.77875344719469397" table:style-name="ce1">
            <text:p>0.778753447</text:p>
          </table:table-cell>
          <table:table-cell office:value-type="float" office:value="0.77875344719469397" table:style-name="ce1">
            <text:p>0.778753447</text:p>
          </table:table-cell>
          <table:table-cell table:number-columns-repeated="16378"/>
        </table:table-row>
        <table:table-row table:number-rows-repeated="10484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4-05-08T21:01:33Z</dc:date>
  </office:meta>
</office:document-meta>
</file>